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11cm"/>
    </style:style>
    <style:style style:name="gr2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36cm" svg:height="1.661cm" svg:x="1.809cm" svg:y="1.493cm">
          <draw:text-box>
            <text:p text:style-name="P1"><text:span text:style-name="T1">Amount: <text:s text:c="2"/>43</text:span></text:p>
          </draw:text-box>
        </draw:frame>
        <draw:custom-shape draw:style-name="gr2" draw:text-style-name="P4" draw:layer="layout" svg:width="1.559cm" svg:height="1.287cm" svg:x="6.863cm" svg:y="4.109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558cm" svg:height="1.287cm" svg:x="9.476cm" svg:y="4.11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59cm" svg:height="1.288cm" svg:x="12.088cm" svg:y="4.11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558cm" svg:height="1.287cm" svg:x="14.701cm" svg:y="4.111cm">
          <text:p text:style-name="P3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559cm" svg:height="1.287cm" svg:x="17.392cm" svg:y="4.112cm">
          <text:p text:style-name="P3"><text:span text:style-name="T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9.136cm" svg:height="2cm" svg:x="1.709cm" svg:y="3.993cm">
          <draw:text-box>
            <text:p text:style-name="P1"><text:span text:style-name="T1">Coins <text:s text:c="3"/>:</text:span></text:p>
          </draw:text-box>
        </draw:frame>
        <draw:custom-shape draw:style-name="gr5" draw:text-style-name="P4" xml:id="id1" draw:id="id1" draw:layer="layout" svg:width="2.294cm" svg:height="2.152cm" svg:x="11.631cm" svg:y="7.444cm">
          <text:p text:style-name="P3"><text:span text:style-name="T2">4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" draw:id="id2" draw:layer="layout" svg:width="2.294cm" svg:height="2.152cm" svg:x="2.532cm" svg:y="11.545cm">
          <text:p text:style-name="P3"><text:span text:style-name="T2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5" draw:id="id5" draw:layer="layout" svg:width="2.294cm" svg:height="2.152cm" svg:x="7.133cm" svg:y="11.546cm">
          <text:p text:style-name="P3"><text:span text:style-name="T2">3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4" draw:id="id4" draw:layer="layout" svg:width="2.294cm" svg:height="2.152cm" svg:x="11.634cm" svg:y="11.547cm">
          <text:p text:style-name="P3"><text:span text:style-name="T2">3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" draw:id="id6" draw:layer="layout" svg:width="2.294cm" svg:height="2.152cm" svg:x="16.635cm" svg:y="11.548cm">
          <text:p text:style-name="P3"><text:span text:style-name="T2">3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" draw:id="id3" draw:layer="layout" svg:width="2.294cm" svg:height="2.152cm" svg:x="21.536cm" svg:y="11.549cm">
          <text:p text:style-name="P3"><text:span text:style-name="T2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1.631cm" svg:y1="8.52cm" svg:x2="3.679cm" svg:y2="11.545cm" draw:start-shape="id1" draw:start-glue-point="6" draw:end-shape="id2" draw:end-glue-point="4" svg:d="M11631 8520c-5302 0-7952 1008-7952 3025" svg:viewBox="0 0 7953 3026">
          <text:p/>
        </draw:connector>
        <draw:connector draw:style-name="gr6" draw:text-style-name="P3" draw:layer="layout" draw:type="curve" svg:x1="13.925cm" svg:y1="8.52cm" svg:x2="22.683cm" svg:y2="11.549cm" draw:start-shape="id1" draw:start-glue-point="10" draw:end-shape="id3" draw:end-glue-point="4" svg:d="M13925 8520c5839 0 8758 1009 8758 3029" svg:viewBox="0 0 8759 3030">
          <text:p/>
        </draw:connector>
        <draw:connector draw:style-name="gr6" draw:text-style-name="P3" draw:layer="layout" draw:type="line" svg:x1="12.778cm" svg:y1="9.596cm" svg:x2="12.781cm" svg:y2="11.547cm" draw:start-shape="id1" draw:start-glue-point="8" draw:end-shape="id4" draw:end-glue-point="4" svg:d="M12778 9596l3 1951" svg:viewBox="0 0 4 1952">
          <text:p/>
        </draw:connector>
        <draw:connector draw:style-name="gr6" draw:text-style-name="P3" draw:layer="layout" draw:type="line" svg:x1="11.967cm" svg:y1="9.281cm" svg:x2="8.28cm" svg:y2="11.546cm" draw:start-shape="id1" draw:start-glue-point="7" draw:end-shape="id5" draw:end-glue-point="4" svg:d="M11967 9281l-3687 2265" svg:viewBox="0 0 3688 2266">
          <text:p/>
        </draw:connector>
        <draw:connector draw:style-name="gr6" draw:text-style-name="P3" draw:layer="layout" draw:type="line" svg:x1="13.589cm" svg:y1="9.281cm" svg:x2="17.782cm" svg:y2="11.548cm" draw:start-shape="id1" draw:start-glue-point="9" draw:end-shape="id6" draw:end-glue-point="4" svg:d="M13589 9281l4193 2267" svg:viewBox="0 0 4194 2268">
          <text:p/>
        </draw:connector>
        <draw:custom-shape draw:style-name="gr2" draw:text-style-name="P4" draw:layer="layout" svg:width="1.559cm" svg:height="1.287cm" svg:x="6.863cm" svg:y="8.009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558cm" svg:height="1.287cm" svg:x="9.477cm" svg:y="9.41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081cm" svg:height="1.072cm" svg:x="12.188cm" svg:y="9.811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558cm" svg:height="1.287cm" svg:x="14.702cm" svg:y="9.611cm">
          <text:p text:style-name="P3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559cm" svg:height="1.287cm" svg:x="17.392cm" svg:y="8.112cm">
          <text:p text:style-name="P3"><text:span text:style-name="T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0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9T13:18:45.677373601</meta:creation-date>
    <dc:date>2016-05-09T13:23:39.584774536</dc:date>
    <dc:creator>elucterio </dc:creator>
    <meta:editing-duration>PT1M23S</meta:editing-duration>
    <meta:editing-cycles>2</meta:editing-cycles>
    <meta:generator>LibreOffice/4.2.8.2$Linux_X86_64 LibreOffice_project/420m0$Build-2</meta:generator>
    <meta:document-statistic meta:object-count="23"/>
  </office:meta>
</office:document-meta>
</file>